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55pt"/>
    </style:style>
    <style:style style:name="co2" style:family="table-column">
      <style:table-column-properties fo:break-before="auto" style:column-width="105pt"/>
    </style:style>
    <style:style style:name="co3" style:family="table-column">
      <style:table-column-properties fo:break-before="auto" style:column-width="91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51.97pt" svg:height="374.2pt" svg:x="403.68pt" svg:y="44.42pt">
            <draw:object draw:notify-on-update-of-ranges="Sheet1.A3:Sheet1.A32 Sheet1.B1:Sheet1.B2 Sheet1.B3:Sheet1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upply voltage,V</text:p>
          </table:table-cell>
          <table:table-cell table:style-name="ce1" office:value-type="string" calcext:value-type="string">
            <text:p>Tmax, ms</text:p>
          </table:table-cell>
          <table:table-cell table:style-name="ce1" office:value-type="string" calcext:value-type="string">
            <text:p>Tmax, perc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2" calcext:value-type="float">
            <text:p>12.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2.2" calcext:value-type="float">
            <text:p>12.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12.2" calcext:value-type="float">
            <text:p>12.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2.2" calcext:value-type="float">
            <text:p>12.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2.2" calcext:value-type="float">
            <text:p>12.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.2" calcext:value-type="float">
            <text:p>12.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2.2" calcext:value-type="float">
            <text:p>12.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2.1" calcext:value-type="float">
            <text:p>12.1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" calcext:value-type="float">
            <text:p>12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8" calcext:value-type="float">
            <text:p>11.8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1.8" calcext:value-type="float">
            <text:p>11.8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1.8" calcext:value-type="float">
            <text:p>11.8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1.7" calcext:value-type="float">
            <text:p>11.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1.7" calcext:value-type="float">
            <text:p>11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1.6" calcext:value-type="float">
            <text:p>11.6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1.6" calcext:value-type="float">
            <text:p>11.6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1.4" calcext:value-type="float">
            <text:p>11.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1.3" calcext:value-type="float">
            <text:p>11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1.2" calcext:value-type="float">
            <text:p>11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0.8" calcext:value-type="float">
            <text:p>10.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0.8" calcext:value-type="float">
            <text:p>10.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0.6" calcext:value-type="float">
            <text:p>10.6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0.4" calcext:value-type="float">
            <text:p>10.4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0.3" calcext:value-type="float">
            <text:p>10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0.2" calcext:value-type="float">
            <text:p>10.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0" calcext:value-type="float">
            <text:p>10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9.8" calcext:value-type="float">
            <text:p>9.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9.6" calcext:value-type="float">
            <text:p>9.6</text:p>
          </table:table-cell>
          <table:table-cell office:value-type="float" office:value="77" calcext:value-type="float">
            <text:p>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 style:data-style-name="N2" text:time-value="20:36:37.7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20:01:24.265000000</meta:creation-date>
    <dc:date>2019-01-05T20:42:43.735000000</dc:date>
    <meta:editing-duration>PT33M5S</meta:editing-duration>
    <meta:editing-cycles>8</meta:editing-cycles>
    <meta:generator>LibreOffice/6.1.4.2$Windows_X86_64 LibreOffice_project/9d0f32d1f0b509096fd65e0d4bec26ddd1938fd3</meta:generator>
    <meta:document-statistic meta:table-count="1" meta:cell-count="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percenta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percentag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051cm" svg:stroke-color="#168253"/>
    </style:style>
    <style:style style:name="ch9" style:family="chart">
      <style:chart-properties chart:error-upper-indicator="true" chart:error-lower-indicator="true" chart:error-category="percentage" chart:error-percentage="0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001cm" svg:height="13.202cm" xlink:href=".." xlink:type="simple" chart:class="chart:scatter" chart:style-name="ch1">
        <chart:legend chart:legend-position="end" svg:x="17.979cm" svg:y="6.053cm" style:legend-expansion="high" chart:style-name="ch2"/>
        <chart:plot-area chart:style-name="ch3" table:cell-range-address="Sheet1.A3:Sheet1.B32 Sheet1.B1:Sheet1.B2" chart:data-source-has-labels="row" svg:x="0.46cm" svg:y="0.264cm" svg:width="17.059cm" svg:height="12.674cm">
          <chartooo:coordinate-region svg:x="0.896cm" svg:y="0.464cm" svg:width="16.106cm" svg:height="11.827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B3:Sheet1.B32" chart:label-cell-address="Sheet1.B1:Sheet1.B2" chart:class="chart:scatter">
            <chart:domain table:cell-range-address="Sheet1.A3:Sheet1.A32"/>
            <chart:regression-curve chart:style-name="ch8">
              <chart:equation chart:display-equation="true" chart:display-r-square="false" svg:x="3.662cm" svg:y="10.557cm"/>
            </chart:regression-curve>
            <chart:error-indicator chart:style-name="ch9" chart:dimension="y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max, ms</text:p>
                <text:list>
                  <text:list-item>
                    <text:p>Tmax, ms</text:p>
                  </text:list-item>
                  <text:list-item>
                    <text:p/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1.A3:Sheet1.A32</svg:desc>
                </draw:g>
              </table:table-cell>
              <table:table-cell office:value-type="float" office:value="12.2">
                <text:p>12.2</text:p>
                <draw:g>
                  <svg:desc>Sheet1.B3:Sheet1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1">
                <text:p>12.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">
                <text:p>12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3">
                <text:p>12.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4">
                <text:p>12.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6">
                <text:p>12.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7">
                <text:p>12.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8">
                <text:p>12.8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9">
                <text:p>12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1">
                <text:p>13.1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2">
                <text:p>13.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">
                <text:p>13.3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4">
                <text:p>13.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5">
                <text:p>13.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6">
                <text:p>13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7">
                <text:p>13.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8">
                <text:p>13.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9">
                <text:p>13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1">
                <text:p>14.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2">
                <text:p>14.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3">
                <text:p>14.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4">
                <text:p>14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5">
                <text:p>14.5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6">
                <text:p>14.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7">
                <text:p>14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8">
                <text:p>14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9">
                <text:p>14.9</text:p>
              </table:table-cell>
              <table:table-cell office:value-type="float" office:value="9.6">
                <text:p>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